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style:font-face style:name="Waree" svg:font-family="Waree" style:font-family-generic="system" style:font-pitch="variable"/>
  </office:font-face-decls>
  <office:automatic-styles>
    <style:style style:name="P1" style:family="paragraph" style:parent-style-name="Normal">
      <style:paragraph-properties style:punctuation-wrap="simple"/>
    </style:style>
    <style:style style:name="P2" style:family="paragraph" style:parent-style-name="Normal">
      <style:paragraph-properties style:punctuation-wrap="simple"/>
      <style:text-properties fo:color="#ffffff" style:font-name="Waree" fo:font-size="9pt" fo:font-weight="bold" style:font-size-asian="9pt" style:font-weight-asian="bold" style:font-size-complex="9pt" style:font-weight-complex="bold"/>
    </style:style>
    <style:style style:name="P3" style:family="paragraph" style:parent-style-name="Normal">
      <loext:graphic-properties draw:fill="solid" draw:fill-color="#ffffff" draw:opacity="100%"/>
      <style:paragraph-properties fo:margin-top="0cm" fo:margin-bottom="0.265cm" loext:contextual-spacing="false" style:line-height-at-least="0.741cm" fo:hyphenation-ladder-count="no-limit" fo:background-color="#ffffff" style:vertical-align="auto"/>
      <style:text-properties fo:color="#111111" style:font-name="Roboto" fo:font-size="18pt" fo:font-weight="bold" style:letter-kerning="false" style:font-name-asian="Times New Roman" style:font-size-asian="18pt" style:language-asian="fr" style:country-asian="FR" style:font-weight-asian="bold" style:font-name-complex="Times New Roman" style:font-size-complex="18pt" style:language-complex="ar" style:country-complex="SA" style:font-weight-complex="bold" fo:hyphenate="true" loext:hyphenation-no-caps="false"/>
    </style:style>
    <style:style style:name="P4" style:family="paragraph" style:parent-style-name="Normal">
      <style:paragraph-properties fo:margin-left="1.251cm" fo:margin-right="0cm" fo:text-indent="0cm" style:auto-text-indent="false" style:punctuation-wrap="simple">
        <style:tab-stops/>
      </style:paragraph-properties>
    </style:style>
    <style:style style:name="P5" style:family="paragraph" style:parent-style-name="Standard" style:master-page-name="MP0">
      <style:paragraph-properties style:page-number="auto" fo:break-before="page"/>
    </style:style>
    <style:style style:name="P6" style:family="paragraph" style:parent-style-name="Standard">
      <style:text-properties officeooo:paragraph-rsid="000afc7c"/>
    </style:style>
    <style:style style:name="P7" style:family="paragraph" style:parent-style-name="Standard">
      <style:text-properties fo:font-weight="bold" officeooo:paragraph-rsid="000afc7c" style:font-weight-asian="bold" style:font-weight-complex="bold"/>
    </style:style>
    <style:style style:name="P8" style:family="paragraph" style:parent-style-name="Standard">
      <style:paragraph-properties fo:margin-left="6.253cm" fo:margin-right="0cm" fo:text-indent="0cm" style:auto-text-indent="false">
        <style:tab-stops/>
      </style:paragraph-properties>
      <style:text-properties officeooo:paragraph-rsid="000e23be"/>
    </style:style>
    <style:style style:name="P9" style:family="paragraph" style:parent-style-name="Text_20_body">
      <style:text-properties officeooo:paragraph-rsid="000e23be"/>
    </style:style>
    <style:style style:name="P10" style:family="paragraph" style:parent-style-name="Text_20_body">
      <style:paragraph-properties fo:text-align="end" style:justify-single-word="false"/>
      <style:text-properties officeooo:paragraph-rsid="000e23be"/>
    </style:style>
    <style:style style:name="T1" style:family="text">
      <style:text-properties fo:color="#ffffff" style:font-name="Waree"/>
    </style:style>
    <style:style style:name="T2" style:family="text">
      <style:text-properties fo:color="#ffffff" style:font-name="Waree" fo:font-size="16pt" style:font-size-asian="16pt" style:font-size-complex="16pt"/>
    </style:style>
    <style:style style:name="T3" style:family="text">
      <style:text-properties fo:color="#ffffff" style:font-name="Waree" fo:font-size="16pt" fo:font-weight="bold" style:font-size-asian="16pt" style:font-weight-asian="bold" style:font-size-complex="16pt" style:font-weight-complex="bold"/>
    </style:style>
    <style:style style:name="T4" style:family="text">
      <style:text-properties fo:color="#ffffff" style:font-name="Waree" fo:font-size="9pt" fo:font-weight="bold" style:font-size-asian="9pt" style:font-weight-asian="bold" style:font-size-complex="9pt" style:font-weight-complex="bold"/>
    </style:style>
    <style:style style:name="T5" style:family="text">
      <style:text-properties fo:color="#ffffff" style:font-name="Waree" fo:font-size="9pt" fo:font-weight="bold" officeooo:rsid="000afc7c" style:font-size-asian="9pt" style:font-weight-asian="bold" style:font-size-complex="9pt" style:font-weight-complex="bold"/>
    </style:style>
    <style:style style:name="T6" style:family="text">
      <style:text-properties fo:font-weight="bold" style:font-weight-asian="bold" style:font-weight-complex="bold"/>
    </style:style>
    <style:style style:name="T7" style:family="text">
      <style:text-properties officeooo:rsid="000afc7c"/>
    </style:style>
    <style:style style:name="T8" style:family="text">
      <style:text-properties officeooo:rsid="000d4201"/>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355476" style:background-transparency="0%" draw:fill="solid" draw:fill-color="#355476" draw:opacity="100%" fo:padding="0cm" fo:border="none" style:writing-mode="lr-tb" draw:textarea-vertical-align="top"/>
    </style: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Forme2" text:anchor-type="paragraph" svg:x="-1.956cm" svg:y="-1.506cm" svg:width="20.955cm" style:rel-width="scale" svg:height="5.015cm" style:rel-height="scale" draw:z-index="0"><draw:text-box><text:p text:style-name="P1"><text:span text:style-name="Police_20_par_20_défaut"><text:span text:style-name="T1"><text:tab/><text:tab/><text:tab/><text:tab/><text:tab/> <text:s/></text:span></text:span></text:p><text:p text:style-name="P1"><text:span text:style-name="Police_20_par_20_défaut"><text:span text:style-name="T2"><text:tab/><text:tab/><text:tab/><text:tab/><text:tab/> <text:s text:c="5"/>Paul Van Den Eynde</text:span></text:span></text:p><text:p text:style-name="P1"><text:span text:style-name="Police_20_par_20_défaut"><text:span text:style-name="T3"><text:tab/><text:tab/><text:tab/><text:tab/><text:tab/><text:tab/> <text:s text:c="3"/></text:span></text:span><text:span text:style-name="Police_20_par_20_défaut"><text:span text:style-name="T4">Développement Web</text:span></text:span></text:p><text:p text:style-name="P2"><text:tab/><text:tab/></text:p><text:p text:style-name="P4"><text:span text:style-name="Police_20_par_20_défaut"><text:span text:style-name="T5">186 rue Saint-Fuscien</text:span></text:span><text:span text:style-name="Police_20_par_20_défaut"><text:span text:style-name="T4"><text:tab/><text:tab/> <text:s text:c="2"/><text:tab/>07 78 67 42 97<text:tab/><text:tab/><text:tab/>Mail : <text:s text:c="29"/></text:span></text:span></text:p><text:p text:style-name="P1"><text:span text:style-name="Police_20_par_20_défaut"><text:span text:style-name="T4"><text:tab/>80 0</text:span></text:span><text:span text:style-name="Police_20_par_20_défaut"><text:span text:style-name="T5">0</text:span></text:span><text:span text:style-name="Police_20_par_20_défaut"><text:span text:style-name="T4">0 Amiens<text:tab/><text:tab/><text:tab/> <text:s text:c="13"/><text:tab/><text:tab/><text:tab/><text:tab/><text:tab/>pvde80@gmail.com<text:tab/><text:tab/><text:tab/><text:tab/><text:tab/><text:tab/><text:tab/><text:tab/><text:tab/><text:tab/><text:tab/><text:tab/><text:tab/><text:tab/><text:tab/><text:tab/><text:tab/><text:tab/><text:tab/><text:tab/><text:tab/><text:tab/><text:tab/></text:span></text:span></text:p><text:p text:style-name="P1"><text:span text:style-name="Police_20_par_20_défaut"><text:span text:style-name="T4"><text:tab/><text:tab/><text:tab/><text:tab/><text:tab/><text:tab/><text:tab/><text:tab/></text:span></text:span></text:p></draw:text-box></draw:frame></text:p>
      <text:p text:style-name="Standard"/>
      <text:p text:style-name="Standard"/>
      <text:p text:style-name="Standard"/>
      <text:h text:style-name="P3" text:outline-level="2"/>
      <text:p text:style-name="Standard"><text:tab/><text:tab/><text:tab/><text:tab/><text:tab/><text:tab/><text:tab/><text:tab/><text:tab/><text:tab/></text:p>
      <text:p text:style-name="P6"><text:span text:style-name="Police_20_par_20_défaut"><text:span text:style-name="T6"><text:s text:c="2"/><text:tab/><text:tab/><text:tab/><text:tab/><text:tab/><text:tab/><text:tab/><text:tab/></text:span></text:span></text:p>
      <text:p text:style-name="P6"><text:span text:style-name="Police_20_par_20_défaut"><text:span text:style-name="T6"><text:tab/><text:tab/><text:tab/><text:tab/><text:tab/><text:tab/><text:tab/><text:tab/><text:tab/><text:tab/><text:tab/></text:span></text:span></text:p>
      <text:p text:style-name="P6"><text:span text:style-name="Police_20_par_20_défaut"><text:span text:style-name="T6"><text:tab/><text:tab/><text:tab/><text:tab/><text:tab/><text:tab/><text:tab/><text:tab/><text:tab/><text:tab/> <text:s text:c="12"/></text:span></text:span><text:span text:style-name="Police_20_par_20_défaut"><text:span text:style-name="T9">Coriolis Service</text:span></text:span></text:p>
      <text:p text:style-name="P6"><text:span text:style-name="Police_20_par_20_défaut"><text:span text:style-name="T9"><text:tab/><text:tab/><text:tab/><text:tab/><text:tab/><text:tab/><text:tab/><text:tab/><text:tab/><text:tab/> <text:s text:c="9"/>26 Rue de la Vallée</text:span></text:span></text:p>
      <text:p text:style-name="P8"><text:span text:style-name="T9"><text:tab/><text:tab/><text:tab/><text:tab/><text:tab/> <text:s text:c="14"/>80000 Amiens</text:span><text:span text:style-name="T6"><text:tab/></text:span><text:tab/><text:tab/> <text:tab/></text:p>
      <text:p text:style-name="P7"><text:span text:style-name="Police_20_par_20_défaut">Objet : Candidature </text:span><text:span text:style-name="Police_20_par_20_défaut"><text:span text:style-name="T8">pour un </text:span></text:span><text:span text:style-name="Police_20_par_20_défaut">apprentissage.</text:span></text:p>
      <text:p text:style-name="Standard"><text:span text:style-name="Police_20_par_20_défaut"><text:span text:style-name="T6"/></text:span></text:p>
      <text:p text:style-name="Text_20_body"/>
      <text:p text:style-name="Text_20_body">Madame, monsieur</text:p>
      <text:p text:style-name="Text_20_body">Je vous écris ce courrier car je suis à la recherche d’une entreprise me permettant de réaliser l’année 2022-2023 en alternance : CDA (Concepteur <text:span text:style-name="T7">D</text:span>éveloppeur d’<text:span text:style-name="T7">A</text:span>pplication).</text:p>
      <text:p text:style-name="Text_20_body"><text:s/>Les dates exactes seraient à définir selon votre convenance.</text:p>
      <text:p text:style-name="Text_20_body">Après un baccalauréat scientifique, puis un concours (Puissance Alpha) je suis admis à l’ESIEE Amiens. 3 ans plus tard je décide de me réorienter afin d’intégrer un établissement dédié entièrement au domaine de l’informatique. <text:s text:c="2"/></text:p>
      <text:p text:style-name="Text_20_body">Lors de mon cursus j’ai eu l’occasion de travailler en langage C sur différents projets robotiques et depuis décembre 2021 je suis formé à la création et à la conception de sites internet/d’applications. <text:s text:c="25"/>De plus j’ai eu l’occasion de mener un projet individuel à terme consistant à créer le site web d’une entreprise factice.</text:p>
      <text:p text:style-name="Text_20_body">J’ai travaillé aussi bien avec le HTML, CSS, JavaScript, PHP qu’avec les bases de données SQL ou encore du bootstrap.</text:p>
      <text:p text:style-name="Text_20_body">De plus, le poste d’équipier secouriste que j’ai occupé et les différents travaux de groupe durant mes années d’études m’ont permis de me consolider un bon esprit d’équipe, une bonne cohésion de groupe et une bonne dynamique de travail. <text:s/></text:p>
      <text:p text:style-name="Text_20_body">Rigoureux, ponctuel et méthodique ; intégrer une de vos équipes est pour moi une réelle motivation.</text:p>
      <text:p text:style-name="P9">Aujourd’hui je souhaite évoluer dans le monde professionnel et mettre à profit mes compétences au bénéfice de <text:span text:style-name="Police_20_par_20_défaut"><text:span text:style-name="T9">Coriolis Service</text:span></text:span> afin de devenir je l’espère, un de vos meilleurs éléments.</text:p>
      <text:p text:style-name="Text_20_body">Je suis convaincu que votre entreprise pourrait me fournir la formation et l’expérience adéquate pour une carrière de développeur. Et en retour, je pourrais vous fournir un travail acharné et un dévouement envers votre organisation et ses clients.</text:p>
      <text:p text:style-name="Text_20_body">Je reste à votre entière disposition pour tous compléments d’informations sur ma candidature.</text:p>
      <text:p text:style-name="P9">Merci pour votre temps et votre considération, je vous prie d’agréer, Madame,<text:span text:style-name="T7">Monsieur,</text:span> l’assurance de mes salutations distinguées.</text:p>
      <text:p text:style-name="P10">Paul Van Den Eyn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style:font-face style:name="Waree" svg:font-family="Waree"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2" style:display-name="Heading 2" style:family="paragraph" style:parent-style-name="Normal" style:default-outline-level="2" style:class="text">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language-complex="ar" style:country-complex="SA"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olice_20_par_20_défaut" style:display-name="Police par défaut" style:family="text"/>
    <style:style style:name="Titre_20_2_20_Car" style:display-name="Titre 2 Car" style:family="text" style:parent-style-name="Police_20_par_20_défaut">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33622</meta:initial-creator>
    <meta:creation-date>2022-06-12T15:51:00Z</meta:creation-date>
    <dc:date>2022-06-15T11:14:40.177075762</dc:date>
    <meta:editing-cycles>5</meta:editing-cycles>
    <meta:editing-duration>PT15M43S</meta:editing-duration>
    <meta:document-statistic meta:table-count="0" meta:image-count="0" meta:object-count="0" meta:page-count="1" meta:paragraph-count="27" meta:word-count="336" meta:character-count="2372" meta:non-whitespace-character-count="1807"/>
    <meta:template xlink:type="simple" xlink:actuate="onRequest" xlink:title="" xlink:href="../../Téléchargements/lettre%20de%20motivation%20Paul.odt/Normal"/>
  </office:meta>
</office:document-meta>
</file>